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1.972cm" fo:min-width="9.97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1.972cm" fo:min-width="3.628cm" style:writing-mode="lr-tb" loext:decorative="false"/>
      <style:paragraph-properties style:writing-mode="lr-tb"/>
    </style:style>
    <style:style style:name="gr3" style:family="graphic" style:parent-style-name="objectwithoutfill">
      <style:graphic-properties draw:textarea-horizontal-align="justify" draw:textarea-vertical-align="middle" draw:auto-grow-height="false" fo:min-height="1.972cm" fo:min-width="16.328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objectwithoutfill">
      <style:graphic-properties draw:textarea-vertical-align="middle" draw:auto-grow-height="false" fo:min-height="6.418cm" fo:min-width="10.613cm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draw:auto-grow-height="false" fo:min-height="10.227cm" fo:min-width="16.96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78cm" svg:height="2.222cm" svg:x="2.269cm" svg:y="11.478cm">
          <text:p text:style-name="P1">cherry</text:p>
          <text:p text:style-name="P1">us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128cm" svg:height="2.222cm" svg:x="2.269cm" svg:y="15.324cm">
          <text:p text:style-name="P3"><text:span text:style-name="T1">black magic</text:span><text:span text:style-name="T1"><text:line-break/></text:span><text:span text:style-name="T1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4.128cm" svg:height="2.222cm" svg:x="8.619cm" svg:y="15.324cm">
          <text:p text:style-name="P1">free-d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128cm" svg:height="2.222cm" svg:x="14.969cm" svg:y="15.324cm">
          <text:p text:style-name="P1">u8g2</text:p>
          <text:p text:style-name="P1">disp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6.828cm" svg:height="2.222cm" svg:x="2.269cm" svg:y="19.098cm">
          <text:p text:style-name="P1">rt-thread</text:p>
          <text:p text:style-name="P1">r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4.128cm" svg:height="2.222cm" svg:x="14.969cm" svg:y="11.478cm">
          <text:p text:style-name="P1">mui</text:p>
          <text:p text:style-name="P1">men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7.033cm" svg:y1="13.7cm" svg:x2="17.033cm" svg:y2="15.324cm" draw:start-shape="id1" draw:start-glue-point="2" draw:end-shape="id2" draw:end-glue-point="0" svg:d="M17033 13700v1624" svg:viewBox="0 0 1 1625">
          <text:p/>
        </draw:connector>
        <draw:custom-shape draw:style-name="gr2" draw:text-style-name="P4" xml:id="id3" draw:id="id3" draw:layer="layout" svg:width="4.128cm" svg:height="2.222cm" svg:x="8.62cm" svg:y="7.374cm">
          <text:p text:style-name="P3"><text:span text:style-name="T1">openo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684cm" svg:y1="9.596cm" svg:x2="10.683cm" svg:y2="15.324cm" draw:start-shape="id3" draw:start-glue-point="2" draw:end-shape="id4" draw:end-glue-point="0" svg:d="M10684 9596v2864h-1v2864" svg:viewBox="0 0 2 5729">
          <text:p/>
        </draw:connector>
        <draw:custom-shape draw:style-name="gr2" draw:text-style-name="P4" xml:id="id5" draw:id="id5" draw:layer="layout" svg:width="4.128cm" svg:height="2.222cm" svg:x="2.27cm" svg:y="3.54cm">
          <text:p text:style-name="P3"><text:span text:style-name="T1">g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4.128cm" svg:height="2.222cm" svg:x="8.62cm" svg:y="3.54cm">
          <text:p text:style-name="P3"><text:span text:style-name="T1">g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4.334cm" svg:y1="5.762cm" svg:x2="4.333cm" svg:y2="15.324cm" draw:start-shape="id5" draw:start-glue-point="2" draw:end-shape="id6" draw:end-glue-point="0" svg:d="M4334 5762v4781h-1v4781" svg:viewBox="0 0 2 9563">
          <text:p/>
        </draw:connector>
        <draw:connector draw:style-name="gr4" draw:text-style-name="P1" draw:layer="layout" svg:x1="10.684cm" svg:y1="5.762cm" svg:x2="10.684cm" svg:y2="7.374cm" draw:start-shape="id7" draw:start-glue-point="2" draw:end-shape="id3" draw:end-glue-point="0" svg:d="M10684 5762v1612" svg:viewBox="0 0 1 1613">
          <text:p/>
        </draw:connector>
        <draw:custom-shape draw:style-name="gr5" draw:text-style-name="P1" draw:layer="layout" svg:width="11.113cm" svg:height="6.668cm" svg:x="1.952cm" svg:y="3.222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463cm" svg:height="10.477cm" svg:x="1.952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08:31:13.113020860</meta:creation-date>
    <dc:date>2025-09-17T14:19:23.039275884</dc:date>
    <meta:editing-duration>PT46M12S</meta:editing-duration>
    <meta:editing-cycles>17</meta:editing-cycles>
    <meta:generator>LibreOffice/25.2.5.2$Linux_X86_64 LibreOffice_project/fb4792146257752f54eab576deb869869b108571</meta:generator>
    <meta:document-statistic meta:object-count="15"/>
  </office:meta>
</office:document-meta>
</file>